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ec72"/>
    </style:style>
    <style:style style:name="P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paragraph-rsid="0011ec72"/>
    </style:style>
    <style:style style:name="P3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paragraph-rsid="0011ec72"/>
    </style:style>
    <style:style style:name="P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617cm"/>
        </style:tab-stops>
      </style:paragraph-properties>
      <style:text-properties officeooo:paragraph-rsid="0011ec72"/>
    </style:style>
    <style:style style:name="P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617cm"/>
        </style:tab-stops>
      </style:paragraph-properties>
      <style:text-properties officeooo:paragraph-rsid="0012c590"/>
    </style:style>
    <style:style style:name="P6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617cm"/>
        </style:tab-stops>
      </style:paragraph-properties>
      <style:text-properties officeooo:paragraph-rsid="0012c590"/>
    </style:style>
    <style:style style:name="P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617cm"/>
        </style:tab-stops>
      </style:paragraph-properties>
      <style:text-properties officeooo:paragraph-rsid="0011ec72"/>
    </style:style>
    <style:style style:name="P8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paragraph-rsid="0012c590"/>
    </style:style>
    <style:style style:name="P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paragraph-rsid="0012c590"/>
    </style:style>
    <style:style style:name="T1" style:family="text">
      <style:text-properties officeooo:rsid="0011ec72"/>
    </style:style>
    <style:style style:name="T2" style:family="text">
      <style:text-properties officeooo:rsid="0012c590"/>
    </style:style>
    <style:style style:name="T3" style:family="text">
      <style:text-properties officeooo:rsid="0013f1e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En el archivo biblioteca.xml:</text:p>
      <text:p text:style-name="P8">1. Mostrar el libro número 2:</text:p>
      <text:p text:style-name="P9"><text:tab/>//libro[2]</text:p>
      <text:p text:style-name="P9">2. Mostrar los libros anteriores al año 2013:</text:p>
      <text:p text:style-name="P9"><text:tab/>//libro[anho &lt; 2013]</text:p>
      <text:p text:style-name="P9">3. Mostrar los libros cuyo autor sea Stevens:</text:p>
      <text:p text:style-name="P9"><text:tab/>//libro[autor = "Stevens"]</text:p>
      <text:p text:style-name="P9">4. Mostrar el título de los libros cuyo autor sea Stevens:</text:p>
      <text:p text:style-name="P9"><text:tab/>//libro[autor = "Stevens"]/<text:span text:style-name="T1">titulo</text:span></text:p>
      <text:p text:style-name="P9">5. Mostrar los títulos de los libros cuyo identificador sea el 2:</text:p>
      <text:p text:style-name="P9"><text:tab/>//libro[<text:span text:style-name="T1">@id</text:span> = <text:span text:style-name="T1">2</text:span>]/<text:span text:style-name="T1">titulo</text:span></text:p>
      <text:p text:style-name="P1"/>
      <text:p text:style-name="P1">2) En el archivo agenda.xml:</text:p>
      <text:p text:style-name="P6">1. Datos del contacto con identificador "p02":</text:p>
      <text:p text:style-name="P5"><text:tab/>//contactos/persona[@id="p02"]</text:p>
      <text:p text:style-name="P5">2. Identificadores de los contactos que tienen móvil:</text:p>
      <text:p text:style-name="P5"><text:tab/>//contactos/persona[count(telefonos/*) &gt; 0]</text:p>
      <text:p text:style-name="P4">3. Obtener la localidad del contacto con identificador p03:</text:p>
      <text:p text:style-name="P4"><text:tab/>//persona[@id="p03"]//localidad/text()</text:p>
      <text:p text:style-name="P4">4. Obtener la dirección completa de "Juan":</text:p>
      <text:p text:style-name="P4"><text:tab/>//persona[.//nombre="Juan"]/direccion//node()</text:p>
      <text:p text:style-name="P4">5. Obtener los nombres de los contactos que viven en "Santander":</text:p>
      <text:p text:style-name="P4"><text:tab/>//<text:span text:style-name="T2">contactos/persona[.//localidad="Santander"]//nombre/text()</text:span></text:p>
      <text:p text:style-name="P1"/>
      <text:p text:style-name="P1">3) En el archivo libros.xml:</text:p>
      <text:p text:style-name="P3">1. Obtener los títulos de los libros publicados en 2003:</text:p>
      <text:p text:style-name="P2"><text:tab/>//libro[publicacion=2003]</text:p>
      <text:p text:style-name="P2">2. Los libros que tienen precio en dólares:</text:p>
      <text:p text:style-name="P2"><text:tab/>//<text:span text:style-name="T3">libro[.//@moneda="dolares"]</text:span></text:p>
      <text:p text:style-name="P2"><text:span text:style-name="T1">3</text:span>. Seleccionar los nombres de los autores del 5 libro:</text:p>
      <text:p text:style-name="P2"><text:tab/>//libro[position()&lt;6]//autor</text:p>
      <text:p text:style-name="P2">4. Seleccionar el ISBN de los libros cuyo nombre de autor es Dan:</text:p>
      <text:p text:style-name="P2"><text:tab/>//libro[.//nombre="Dan"]/@ISBN</text:p>
      <text:p text:style-name="P2">5. los nombres de los autores que han escrito libros con más de 600 páginas:</text:p>
      <text:p text:style-name="P2"><text:tab/>//libro[paginas &gt; 600]//nombre/text()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3:30:30.113000000</meta:creation-date>
    <dc:date>2025-04-03T14:00:49.360000000</dc:date>
    <meta:editing-duration>PT9M33S</meta:editing-duration>
    <meta:editing-cycles>1</meta:editing-cycles>
    <meta:document-statistic meta:table-count="0" meta:image-count="0" meta:object-count="0" meta:page-count="1" meta:paragraph-count="34" meta:word-count="185" meta:character-count="1383" meta:non-whitespace-character-count="1215"/>
    <meta:generator>LibreOffice/24.2.5.2$Windows_X86_64 LibreOffice_project/bffef4ea93e59bebbeaf7f431bb02b1a39ee8a59</meta:generator>
  </office:meta>
</office:document-meta>
</file>